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iens util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te officiel Processing https://processing.org/</text:p>
              </text:list-item>
              <text:list-item>
                <text:p>Daniel Shiffman</text:p>
                <text:list>
                  <text:list-item>
                    <text:p>Nature of code http://natureofcode.com/</text:p>
                  </text:list-item>
                  <text:list-item>
                    <text:p>http://video.natureofcode.com/</text:p>
                  </text:list-item>
                </text:list>
              </text:list-item>
              <text:list-item>
                <text:p>Contributions de projets http://www.openprocessing.org/</text:p>
              </text:list-item>
              <text:list-item>
                <text:p>L-System http://algorithmicbotany.org/papers/#ab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tres liens utiles</text:p>
          </draw:text-box>
        </draw:frame>
        <draw:frame presentation:style-name="pr2" draw:layer="layout" svg:width="25.199cm" svg:height="14.868cm" svg:x="1.4cm" svg:y="4.914cm" presentation:class="outline" presentation:user-transformed="true">
          <draw:text-box>
            <text:list text:style-name="L2">
              <text:list-item>
                <text:p>MOOC Coursera : Creative Programming for Digital Media &amp; Mobile Apps (University of London)</text:p>
              </text:list-item>
              <text:list-item>
                <text:p>Videos, musique, etc.</text:p>
                <text:list>
                  <text:list-item>
                    <text:p>Internet Archive : https://archive.org/index.php</text:p>
                  </text:list-item>
                  <text:list-item>
                    <text:p>https://freesound.org/</text:p>
                  </text:list-item>
                </text:list>
              </text:list-item>
              <text:list-item>
                <text:p>Sprites et textures</text:p>
                <text:list>
                  <text:list-item>
                    <text:p>http://www.spriters-resource.com/</text:p>
                  </text:list-item>
                  <text:list-item>
                    <text:p>http://spritedatabase.net/</text:p>
                  </text:list-item>
                  <text:list-item>
                    <text:p>http://opengameart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mmanuel Vandevelde</meta:initial-creator>
    <meta:creation-date>2015-09-12T18:35:02.67</meta:creation-date>
    <meta:editing-duration>PT29M28S</meta:editing-duration>
    <meta:editing-cycles>2</meta:editing-cycles>
    <dc:date>2015-09-12T20:05:01.16</dc:date>
    <dc:creator>Emmanuel Vandevelde</dc:creator>
    <meta:document-statistic meta:object-count="29"/>
    <meta:generator>OpenOffice.org/3.3$Win32 OpenOffice.org_project/330m20$Build-9567</meta:generator>
  </office:meta>
</office:document-meta>
</file>